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cd7" officeooo:paragraph-rsid="00100cd7"/>
    </style:style>
    <style:style style:name="P2" style:family="paragraph" style:parent-style-name="Standard">
      <style:text-properties officeooo:rsid="00111edd" officeooo:paragraph-rsid="00111e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este es el nuevo documento que estoy creando en myCurrentBranch.</text:p>
      <text:p text:style-name="P2">Hola esta es una modificacion nueva en myCurrentBran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12:58.814109043</meta:creation-date>
    <dc:date>2024-02-02T10:16:12.257977948</dc:date>
    <meta:editing-duration>PT1M54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2" meta:word-count="19" meta:character-count="124" meta:non-whitespace-character-count="107"/>
  </office:meta>
</office:document-meta>
</file>